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ela1" style:family="table">
      <style:table-properties style:width="17.011cm" fo:margin-left="0cm" table:align="left"/>
    </style:style>
    <style:style style:name="Tabela1.A" style:family="table-column">
      <style:table-column-properties style:column-width="8.221cm"/>
    </style:style>
    <style:style style:name="Tabela1.B" style:family="table-column">
      <style:table-column-properties style:column-width="8.789cm"/>
    </style:style>
    <style:style style:name="Tabela1.A1" style:family="table-cell">
      <style:table-cell-properties fo:padding="0.097cm" fo:border="none" style:writing-mode="lr-tb"/>
    </style:style>
    <style:style style:name="Tabela1.2" style:family="table-row">
      <style:table-row-properties style:min-row-height="2.762cm" style:use-optimal-row-height="false"/>
    </style:style>
    <style:style style:name="P1" style:family="paragraph" style:parent-style-name="Standard" style:master-page-name="MP0">
      <style:paragraph-properties fo:text-align="center" style:justify-single-word="false" style:page-number="auto" fo:break-before="page"/>
      <style:text-properties fo:font-size="18pt" fo:language="en" fo:country="GB" officeooo:paragraph-rsid="0014f79f" style:font-size-asian="18pt" style:font-size-complex="18pt"/>
    </style:style>
    <style:style style:name="P2" style:family="paragraph" style:parent-style-name="Standard">
      <style:paragraph-properties fo:text-align="center" style:justify-single-word="false"/>
      <style:text-properties fo:font-size="18pt" fo:language="en" fo:country="GB" officeooo:paragraph-rsid="0014f79f" style:font-size-asian="18pt" style:font-size-complex="18pt"/>
    </style:style>
    <style:style style:name="P3" style:family="paragraph" style:parent-style-name="Standard">
      <style:paragraph-properties fo:text-align="center" style:justify-single-word="false"/>
      <style:text-properties fo:font-size="22pt" fo:language="en" fo:country="GB" style:font-size-asian="22pt" style:font-size-complex="22pt"/>
    </style:style>
    <style:style style:name="P4" style:family="paragraph" style:parent-style-name="Standard">
      <style:paragraph-properties fo:text-align="center" style:justify-single-word="false"/>
      <style:text-properties fo:font-size="22pt" fo:language="en" fo:country="GB" officeooo:rsid="0014f79f" officeooo:paragraph-rsid="0014f79f" style:font-size-asian="22pt" style:font-size-complex="22pt"/>
    </style:style>
    <style:style style:name="P5" style:family="paragraph" style:parent-style-name="Standard">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6" style:family="paragraph" style:parent-style-name="Table_20_Contents">
      <style:text-properties fo:language="en" fo:country="GB"/>
    </style:style>
    <style:style style:name="P7" style:family="paragraph" style:parent-style-name="Contents_20_Heading" style:master-page-name="MP1">
      <style:paragraph-properties style:page-number="auto" fo:break-before="page"/>
    </style:style>
    <style:style style:name="P8" style:family="paragraph" style:parent-style-name="Heading">
      <style:paragraph-properties>
        <style:tab-stops>
          <style:tab-stop style:position="16.999cm" style:type="right" style:leader-style="dotted" style:leader-text="."/>
        </style:tab-stops>
      </style:paragraph-properties>
    </style:style>
    <style:style style:name="P9" style:family="paragraph" style:parent-style-name="Streszczenie">
      <style:paragraph-properties fo:text-indent="0cm" style:auto-text-indent="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Streszczenie">
      <style:text-properties fo:language="en" fo:country="GB"/>
    </style:style>
    <style:style style:name="P12" style:family="paragraph" style:parent-style-name="Text_20_body">
      <style:text-properties fo:language="en" fo:country="GB"/>
    </style:style>
    <style:style style:name="P13" style:family="paragraph" style:parent-style-name="Normalny">
      <style:paragraph-properties fo:hyphenation-ladder-count="no-limit" fo:hyphenation-keep="auto" loext:hyphenation-keep-type="column"/>
      <style:text-properties fo:language="en" fo:country="GB" fo:hyphenate="true" loext:hyphenation-no-caps="false" loext:hyphenation-no-last-word="false" loext:hyphenation-word-char-count="no-limit" loext:hyphenation-zone="no-limit"/>
    </style:style>
    <style:style style:name="P14" style:family="paragraph" style:parent-style-name="Heading_20_1">
      <style:paragraph-properties fo:break-before="page" text:number-lines="false" text:line-number="0">
        <style:tab-stops>
          <style:tab-stop style:position="8.5cm" style:type="center"/>
          <style:tab-stop style:position="17cm" style:type="right"/>
        </style:tab-stops>
      </style:paragraph-properties>
      <style:text-properties fo:language="en" fo:country="GB"/>
    </style:style>
    <style:style style:name="T1" style:family="text">
      <style:text-properties officeooo:rsid="0014f79f"/>
    </style:style>
    <style:style style:name="T2" style:family="text">
      <style:text-properties officeooo:rsid="001ce63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zeszow University of Technology </text:p>
      <text:p text:style-name="P2">Department of Computer <text:span text:style-name="T1">and Control Engineering</text:span></text:p>
      <text:p text:style-name="P3"/>
      <text:p text:style-name="P3"/>
      <text:p text:style-name="P3"/>
      <text:p text:style-name="P3"/>
      <text:p text:style-name="P3"/>
      <text:p text:style-name="P3"/>
      <text:p text:style-name="P3"/>
      <text:p text:style-name="P3">Report on</text:p>
      <text:p text:style-name="P4">Machine Learning</text:p>
      <text:p text:style-name="P3"/>
      <text:p text:style-name="P3"/>
      <text:p text:style-name="P5">The classification problem</text:p>
      <text:p text:style-name="P3"/>
      <text:p text:style-name="P3"/>
      <text:p text:style-name="P3"/>
      <text:p text:style-name="P3"/>
      <text:p text:style-name="P3"/>
      <text:p text:style-name="P3"/>
      <text:p text:style-name="P3"/>
      <text:p text:style-name="P3"/>
      <text:p text:style-name="P3"/>
      <table:table table:name="Tabela1" table:style-name="Tabela1">
        <table:table-column table:style-name="Tabela1.A"/>
        <table:table-column table:style-name="Tabela1.B"/>
        <table:table-row>
          <table:table-cell table:style-name="Tabela1.A1" office:value-type="string">
            <text:p text:style-name="P6"/>
          </table:table-cell>
          <table:table-cell table:style-name="Tabela1.A1" office:value-type="string">
            <text:p text:style-name="P6">Author:</text:p>
          </table:table-cell>
        </table:table-row>
        <table:table-row table:style-name="Tabela1.2">
          <table:table-cell table:style-name="Tabela1.A1" office:value-type="string">
            <text:p text:style-name="P6"/>
          </table:table-cell>
          <table:table-cell table:style-name="Tabela1.A1" office:value-type="string">
            <text:p text:style-name="P6"/>
            <text:p text:style-name="P6"/>
            <text:p text:style-name="P6"/>
          </table:table-cell>
        </table:table-row>
      </table:table>
      <text:table-of-content text:style-name="Sect1" text:name="Spis treści1">
        <text:table-of-content-source text:outline-level="9">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7">Table of contents</text:p>
          </text:index-title>
          <text:p text:style-name="P8"><text:a xlink:type="simple" xlink:href="#1%191.%20Description%20of%20the%20data%20classification%20problem%19C%7Ctoxmark" text:style-name="Index_20_Link" text:visited-style-name="Index_20_Link">1. Description of the data classification problem<text:tab/>3</text:a></text:p>
          <text:p text:style-name="P8"><text:a xlink:type="simple" xlink:href="#1%192.%20Data%20characteristics%19C%7Ctoxmark" text:style-name="Index_20_Link" text:visited-style-name="Index_20_Link">2. Data characteristics<text:tab/>4</text:a></text:p>
          <text:p text:style-name="P8"><text:a xlink:type="simple" xlink:href="#1%193.%20Description%20of%20experiments%20and%20elaboration%20of%20obtained%20results%19C%7Ctoxmark" text:style-name="Index_20_Link" text:visited-style-name="Index_20_Link">3. Description of experiments and elaboration of obtained results<text:tab/>5</text:a></text:p>
          <text:p text:style-name="P8"><text:a xlink:type="simple" xlink:href="#1%19Summary%19C%7Ctoxmark" text:style-name="Index_20_Link" text:visited-style-name="Index_20_Link">Summary<text:tab/>6</text:a></text:p>
          <text:p text:style-name="P8"><text:a xlink:type="simple" xlink:href="#1%19Bibliography%19C%7Ctoxmark" text:style-name="Index_20_Link" text:visited-style-name="Index_20_Link">Bibliography<text:tab/>7</text:a></text:p>
        </text:index-body>
      </text:table-of-content>
      <text:p text:style-name="P9"><text:bookmark-start text:name="_Toc22466457"/></text:p>
      <text:p text:style-name="P10"><text:bookmark-start text:name="__RefHeading___Toc843_1437461796"/><text:alphabetical-index-mark-start text:id="IMark1817606955104"/><text:toc-mark-start text:id="IMark1817606955984" text:outline-level="1"/><text:alphabetical-index-mark-start text:id="IMark1817606956064" text:main-entry="true"/><text:span text:style-name="T2">1. </text:span>Description of the data classification problem<text:bookmark-end text:name="__RefHeading___Toc843_1437461796"/><text:alphabetical-index-mark-end text:id="IMark1817606956064"/><text:toc-mark-end text:id="IMark1817606955984"/><text:alphabetical-index-mark-end text:id="IMark1817606955104"/></text:p>
      <text:p text:style-name="P11">This chapter should contain a theoretical description of the problems of data classification in data analysis (in your own words!) based on existing sources (books, articles, Internet) along with references to these sources. It should include detailed information about the classification process, stages of this process, indicating the algorithms used. Indicate the applications and results of classification. It should also include information on the methods used to improve the reliability and accuracy of the models built (e.g. cross-validation, etc.) This chapter should cover three to four pages of text along with references to the literature.</text:p>
      <text:p text:style-name="P12"/>
      <text:p text:style-name="P13">This is where the content of the first chapter should be. This means that this text should be REMOVED and replaced with your own, original text. The content of the chapter should be written in the Text body style.</text:p>
      <text:p text:style-name="P14"><text:bookmark-end text:name="_Toc22466457"/><text:bookmark-start text:name="__RefHeading___Toc1530_1437461796"/><text:toc-mark-start text:id="IMark1817606955424" text:outline-level="1"/><text:span text:style-name="T2">2. </text:span>Data characteristics<text:bookmark-end text:name="__RefHeading___Toc1530_1437461796"/><text:toc-mark-end text:id="IMark1817606955424"/></text:p>
      <text:p text:style-name="P11">This chapter is to contain a description of the data for which experiments will be conducted. Data for the classification process should be found (it would be good if their volume in the form of the number of records was as large as possible - on the order of several hundred to several thousand records) and the source of this data should be indicated. Information characterizing the data should be presented (e.g. average, minimum, maximum, median, etc.). Appropriate graphs (histograms, box plots) presenting the distribution of values ​​of individual attributes should be prepared. If necessary, the data preparation process for building classification models should be performed, e.g. cleaning, normalization, removing empty values, etc. The whole process should be documented with fragments of Python code.</text:p>
      <text:p text:style-name="P14"><text:bookmark-start text:name="__RefHeading___Toc1507_1437461796"/><text:toc-mark-start text:id="IMark1817606955344" text:outline-level="1"/><text:span text:style-name="T2">3. </text:span>Description of experiments and elaboration of obtained results<text:bookmark-end text:name="__RefHeading___Toc1507_1437461796"/><text:toc-mark-end text:id="IMark1817606955344"/></text:p>
      <text:p text:style-name="P11">This chapter should contain the results of experiments performed for the acquired data using at least 2 selected classification methods. The results of building classification models for different parameters of the selected algorithms should be presented, as well as a comparison of the obtained results in tabular and graphical form. Subsequent presented experiments should lead to improving the parameters of the algorithms used in the next experiments. The obtained results and a discussion of their correctness, accuracy, time of obtaining them, and parameters and their impact on the results should be placed in this chapter. The whole should be documented with fragments of Python code.</text:p>
      <text:p text:style-name="P12"/>
      <text:p text:style-name="P12"/>
      <text:p text:style-name="P10"><text:bookmark-start text:name="__RefHeading___Toc809_1437461796"/><text:toc-mark-start text:id="IMark1817606956064" text:outline-level="1"/>Summary<text:bookmark-end text:name="__RefHeading___Toc809_1437461796"/><text:toc-mark-end text:id="IMark1817606956064"/></text:p>
      <text:p text:style-name="P11">Here you should place a summary of the work performed, your own conclusions regarding the classification problem being solved, methods and their parameters, and tools used.</text:p>
      <text:p text:style-name="P12"/>
      <text:p text:style-name="P12"/>
      <text:p text:style-name="P10"><text:bookmark-start text:name="__RefHeading___Toc811_1437461796"/><text:toc-mark-start text:id="IMark1817606956384" text:outline-level="1"/>Bibliography<text:bookmark-end text:name="__RefHeading___Toc811_1437461796"/><text:toc-mark-end text:id="IMark1817606956384"/></text:p>
      <text:p text:style-name="P11">Include here numbered references to all sources on the basis of which the theoretical part of the work was performed and which were helpful in performing the practical part. These sources should be referred to in the re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DejaVu Sans" style:font-size-asian="12pt" style:language-asian="pl" style:country-asian="PL"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DejaVu Sans" style:font-size-asian="12pt" style:language-asian="pl" style:country-asian="PL"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hyphenation-ladder-count="no-limit" fo:hyphenation-keep="auto" loext:hyphenation-keep-type="column" fo:text-indent="1cm" style:auto-text-indent="false"/>
      <style:text-properties fo:font-size="10.5pt" style:font-size-asian="10.5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reszczenie" style:auto-update="true" style:default-outline-level="" style:class="text">
      <style:paragraph-properties fo:hyphenation-ladder-count="no-limit" fo:hyphenation-keep="auto" loext:hyphenation-keep-type="column"/>
      <style:text-properties fo:language="en" fo:country="GB"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ny"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Legenda"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Normalny" style:next-style-name="Normalny" style:auto-update="true" style:class="index">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treszczenie" style:family="paragraph" style:parent-style-name="Heading_20_1" style:next-style-name="Text_20_body" style:default-outline-level="1" style:list-style-name="">
      <style:paragraph-properties fo:margin-left="3cm" fo:margin-right="3cm" fo:text-align="justify" style:justify-single-word="false" fo:hyphenation-ladder-count="no-limit" fo:hyphenation-keep="auto" loext:hyphenation-keep-type="column" fo:text-indent="1cm" style:auto-text-indent="false">
        <style:tab-stops/>
      </style:paragraph-properties>
      <style:text-properties style:font-name="Verdana" fo:font-family="Verdana" style:font-family-generic="swiss" style:font-pitch="variable" fo:font-size="10pt" fo:font-weight="normal" style:font-name-asian="Verdana" style:font-family-asian="Verdana" style:font-family-generic-asian="swiss" style:font-pitch-asian="variable" style:font-size-asian="10pt" style:font-weight-asian="normal"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omyślna_20_czcionka_20_akapitu" style:display-name="Domyślna czcionka akapitu" style:family="text"/>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Formatka sprawozdania z ADRP</dc:title>
    <meta:initial-creator>Bartosz</meta:initial-creator>
    <meta:creation-date>2020-02-28T09:12:00Z</meta:creation-date>
    <dc:date>2024-10-07T18:13:25.510000000</dc:date>
    <meta:print-date>2022-10-04T08:23:00Z</meta:print-date>
    <meta:editing-cycles>16</meta:editing-cycles>
    <meta:editing-duration>PT46M45S</meta:editing-duration>
    <meta:document-statistic meta:table-count="1" meta:image-count="0" meta:object-count="0" meta:page-count="7" meta:paragraph-count="24" meta:word-count="498" meta:character-count="3244" meta:non-whitespace-character-count="2767"/>
    <meta:template xlink:type="simple" xlink:actuate="onRequest" xlink:title="" xlink:href="../../../../../../../../../Udost/dokumenty_laptop/R%20and%20Python/R_i_Python.odt/Normal.dotm"/>
  </office:meta>
</office:document-meta>
</file>